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20000044CDF03674A65EA1F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3.75in" svg:height="5in" draw:z-index="0"><draw:image xlink:href="Pictures/10000201000003520000044CDF03674A65EA1F0C.png" xlink:type="simple" xlink:show="embed" xlink:actuate="onLoad"/></draw:frame><draw:frame draw:style-name="fr1" draw:name="Image2" text:anchor-type="paragraph" svg:x="4.2602in" svg:y="0in" svg:width="3.75in" svg:height="5in" draw:z-index="1"><draw:image xlink:href="Pictures/10000201000003520000044CDF03674A65EA1F0C.png" xlink:type="simple" xlink:show="embed" xlink:actuate="onLoad"/></draw:frame><draw:frame draw:style-name="fr1" draw:name="Image3" text:anchor-type="paragraph" svg:x="0in" svg:y="5.5102in" svg:width="3.75in" svg:height="5in" draw:z-index="2"><draw:image xlink:href="Pictures/10000201000003520000044CDF03674A65EA1F0C.png" xlink:type="simple" xlink:show="embed" xlink:actuate="onLoad"/></draw:frame><draw:frame draw:style-name="fr1" draw:name="Image4" text:anchor-type="paragraph" svg:x="4.2516in" svg:y="5.502in" svg:width="3.75in" svg:height="5in" draw:z-index="3"><draw:image xlink:href="Pictures/10000201000003520000044CDF03674A65EA1F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20:42.384647038</meta:creation-date>
    <dc:date>2016-06-01T21:49:00.405837850</dc:date>
    <meta:editing-duration>PT2M26S</meta:editing-duration>
    <meta:editing-cycles>6</meta:editing-cycles>
    <meta:generator>LibreOffice/5.0.6.3$Linux_X86_64 LibreOffice_project/00m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